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onasSinCodigoConPuntoCom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fons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av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n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nol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n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blo F.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nuel C.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n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edro P.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28" meta:object-count="0"/>
    <meta:generator>LibreOffice/7.4.1.2$Windows_X86_64 LibreOffice_project/3c58a8f3a960df8bc8fd77b461821e42c061c5f0</meta:generator>
  </office:meta>
</office:document-meta>
</file>